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Noto Mono" svg:font-family="'Noto Mono'" style:font-pitch="fixed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12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Ubuntu"/>
    </style:style>
    <style:style style:name="P2" style:family="paragraph" style:parent-style-name="Text_20_body" style:list-style-name="L1">
      <style:text-properties style:font-name="Ubuntu" officeooo:rsid="001f7fbb" officeooo:paragraph-rsid="001f7fbb"/>
    </style:style>
    <style:style style:name="P3" style:family="paragraph" style:parent-style-name="Text_20_body">
      <style:text-properties style:font-name="Ubuntu" officeooo:rsid="0021f54b" officeooo:paragraph-rsid="0021f54b"/>
    </style:style>
    <style:style style:name="P4" style:family="paragraph" style:parent-style-name="Text_20_body" style:list-style-name="L1">
      <style:text-properties style:font-name="Ubuntu" officeooo:rsid="0021f54b" officeooo:paragraph-rsid="0021f54b"/>
    </style:style>
    <style:style style:name="P5" style:family="paragraph" style:parent-style-name="Text_20_body" style:list-style-name="L1">
      <style:text-properties style:font-name="Ubuntu" officeooo:paragraph-rsid="001f7fbb"/>
    </style:style>
    <style:style style:name="P6" style:family="paragraph" style:parent-style-name="Text_20_body">
      <style:paragraph-properties fo:margin-top="0in" fo:margin-bottom="0in" loext:contextual-spacing="false"/>
      <style:text-properties style:font-name="Ubuntu Mono" fo:font-size="10pt" officeooo:paragraph-rsid="00206937" style:font-size-asian="10pt" style:font-size-complex="10pt"/>
    </style:style>
    <style:style style:name="P7" style:family="paragraph" style:parent-style-name="Title">
      <style:text-properties style:font-name="Ubuntu" style:text-underline-style="solid" style:text-underline-width="auto" style:text-underline-color="font-color"/>
    </style:style>
    <style:style style:name="P8" style:family="paragraph" style:parent-style-name="Heading_20_1">
      <style:text-properties officeooo:paragraph-rsid="00211c5b"/>
    </style:style>
    <style:style style:name="P9" style:family="paragraph" style:parent-style-name="Heading_20_1">
      <style:paragraph-properties fo:break-before="page"/>
      <style:text-properties style:font-name="Ubuntu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Heading_20_3">
      <style:text-properties style:font-name="Ubuntu"/>
    </style:style>
    <style:style style:name="P11" style:family="paragraph" style:parent-style-name="Standard">
      <style:text-properties style:font-name="Ubuntu" officeooo:rsid="0019869e" officeooo:paragraph-rsid="0019869e"/>
    </style:style>
    <style:style style:name="P12" style:family="paragraph" style:parent-style-name="Table_20_Contents">
      <style:text-properties style:font-name="Ubuntu" fo:font-size="12pt" officeooo:rsid="00206937" officeooo:paragraph-rsid="00206937" style:font-size-asian="12pt" style:font-size-complex="12pt"/>
    </style:style>
    <style:style style:name="P13" style:family="paragraph" style:parent-style-name="Table_20_Contents">
      <style:text-properties style:font-name="Ubuntu" fo:font-size="12pt" fo:font-weight="bold" officeooo:rsid="00206937" officeooo:paragraph-rsid="00206937" style:font-size-asian="12pt" style:font-weight-asian="bold" style:font-size-complex="12pt" style:font-weight-complex="bold"/>
    </style:style>
    <style:style style:name="P14" style:family="paragraph" style:parent-style-name="Header">
      <style:text-properties style:font-name="Ubuntu" officeooo:rsid="00256d4a" officeooo:paragraph-rsid="00256d4a"/>
    </style:style>
    <style:style style:name="T1" style:family="text">
      <style:text-properties officeooo:rsid="001f7fb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f54b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Ubuntu" style:text-underline-style="solid" style:text-underline-width="auto" style:text-underline-color="font-color"/>
    </style:style>
    <style:style style:name="T8" style:family="text">
      <style:text-properties style:font-name="Ubuntu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Ubuntu" fo:font-size="18pt" style:text-underline-style="solid" style:text-underline-width="auto" style:text-underline-color="font-color" officeooo:rsid="00211c5b" style:font-size-asian="18pt" style:font-size-complex="18pt"/>
    </style:style>
    <style:style style:name="T10" style:family="text">
      <style:text-properties style:font-name="Ubuntu" fo:font-size="18pt" style:text-underline-style="solid" style:text-underline-width="auto" style:text-underline-color="font-color" officeooo:rsid="002319b5" style:font-size-asian="18pt" style:font-size-complex="18pt"/>
    </style:style>
    <style:style style:name="T11" style:family="text">
      <style:text-properties officeooo:rsid="0021f54b"/>
    </style:style>
    <style:style style:name="T12" style:family="text">
      <style:text-properties officeooo:rsid="00265a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 : Coloration de graphe</text:p>
      <text:p text:style-name="P11"/>
      <text:h text:style-name="Heading_20_1" text:outline-level="1"><text:span text:style-name="T8">Algorithme</text:span></text:h>
      <text:h text:style-name="P10" text:outline-level="3">Inpu<text:span text:style-name="T12">t</text:span></text:h>
      <text:p text:style-name="P3">Un fichier .col qui contient une description du graphe.</text:p>
      <text:h text:style-name="P10" text:outline-level="3">Output</text:h>
      <text:p text:style-name="P3">Un fichier .txt contenant la coloration proposée dans le format<text:span text:style-name="T5"> “</text:span><text:span text:style-name="T2">couleur_sommet_1 couleur_sommet_2 (...)</text:span><text:span text:style-name="T5"> </text:span><text:span text:style-name="T2">couleur_sommet_n</text:span><text:span text:style-name="T5">”.</text:span></text:p>
      <text:p text:style-name="P3"><text:span text:style-name="T5"/></text:p>
      <text:h text:style-name="P10" text:outline-level="3">Algorithme</text:h>
      <text:p text:style-name="P1"/>
      <text:p text:style-name="P3">Soit <text:span text:style-name="T4">matrix</text:span><text:span text:style-name="T2"> </text:span><text:span text:style-name="T5">la matrice d’adjacence stockée en mémoire d’après le fichier .col.</text:span></text:p>
      <text:p text:style-name="P3"><text:span text:style-name="T5"/></text:p>
      <text:p text:style-name="P3"><text:span text:style-name="T5">Soit </text:span><text:span text:style-name="T4">n</text:span><text:span text:style-name="T5"> le nombre de sommets dans le graphe.</text:span></text:p>
      <text:p text:style-name="P3"><text:span text:style-name="T5"/></text:p>
      <text:list xml:id="list2546909543" text:style-name="L1">
        <text:list-item>
          <text:p text:style-name="P4">On crée un tableau de taille <text:span text:style-name="T2">n</text:span> qui stocke les couleurs attribuées dans l’ordre des sommets dans <text:span text:style-name="T2">matrix</text:span>. Toutes les couleurs sont initialisée à 0 (absence de couleur).</text:p>
        </text:list-item>
        <text:list-item>
          <text:p text:style-name="P2">On attribue la première couleur (1) au premier sommet <text:span text:style-name="T11">dans </text:span><text:span text:style-name="T3">matrix</text:span>.</text:p>
        </text:list-item>
        <text:list-item>
          <text:p text:style-name="P2">Tant qu’il <text:span text:style-name="T11">reste des sommets non-traités dans </text:span><text:span text:style-name="T3">matrix</text:span>:</text:p>
          <text:list>
            <text:list-item>
              <text:p text:style-name="P2">On choisit le prochain sommet.</text:p>
            </text:list-item>
            <text:list-item>
              <text:p text:style-name="P2">On <text:bookmark-start text:name="__DdeLink__37_31019955"/>récupère les couleurs des sommets du voisinage dans une liste<text:bookmark-end text:name="__DdeLink__37_31019955"/>.</text:p>
            </text:list-item>
            <text:list-item>
              <text:p text:style-name="P5"><text:span text:style-name="T1">On attribue la plus petite couleur non-présente dans la liste de couleurs du voisinage.</text:span></text:p>
            </text:list-item>
          </text:list>
        </text:list-item>
      </text:list>
      <text:h text:style-name="P9" text:outline-level="1">Résultats</text:h>
      <text:p text:style-name="Text_20_body"><text:span text:style-name="T8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Graphe</text:p>
          </table:table-cell>
          <table:table-cell table:style-name="Table1.B1" office:value-type="string">
            <text:p text:style-name="P13">Couleurs</text:p>
          </table:table-cell>
        </table:table-row>
        <table:table-row>
          <table:table-cell table:style-name="Table1.A2" office:value-type="string">
            <text:p text:style-name="P12">G1</text:p>
          </table:table-cell>
          <table:table-cell table:style-name="Table1.B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G2</text:p>
          </table:table-cell>
          <table:table-cell table:style-name="Table1.B2" office:value-type="string">
            <text:p text:style-name="P12">11</text:p>
          </table:table-cell>
        </table:table-row>
        <table:table-row>
          <table:table-cell table:style-name="Table1.A2" office:value-type="string">
            <text:p text:style-name="P12">G3</text:p>
          </table:table-cell>
          <table:table-cell table:style-name="Table1.B2" office:value-type="string">
            <text:p text:style-name="P12">10</text:p>
          </table:table-cell>
        </table:table-row>
        <table:table-row>
          <table:table-cell table:style-name="Table1.A2" office:value-type="string">
            <text:p text:style-name="P12">G4</text:p>
          </table:table-cell>
          <table:table-cell table:style-name="Table1.B2" office:value-type="string">
            <text:p text:style-name="P12">13</text:p>
          </table:table-cell>
        </table:table-row>
        <table:table-row>
          <table:table-cell table:style-name="Table1.A2" office:value-type="string">
            <text:p text:style-name="P12">G5</text:p>
          </table:table-cell>
          <table:table-cell table:style-name="Table1.B2" office:value-type="string">
            <text:p text:style-name="P12">16</text:p>
          </table:table-cell>
        </table:table-row>
        <table:table-row>
          <table:table-cell table:style-name="Table1.A2" office:value-type="string">
            <text:p text:style-name="P12">G6</text:p>
          </table:table-cell>
          <table:table-cell table:style-name="Table1.B2" office:value-type="string">
            <text:p text:style-name="P12">16</text:p>
          </table:table-cell>
        </table:table-row>
        <table:table-row>
          <table:table-cell table:style-name="Table1.A2" office:value-type="string">
            <text:p text:style-name="P12">G7</text:p>
          </table:table-cell>
          <table:table-cell table:style-name="Table1.B2" office:value-type="string">
            <text:p text:style-name="P12">17</text:p>
          </table:table-cell>
        </table:table-row>
        <table:table-row>
          <table:table-cell table:style-name="Table1.A2" office:value-type="string">
            <text:p text:style-name="P12">G8</text:p>
          </table:table-cell>
          <table:table-cell table:style-name="Table1.B2" office:value-type="string">
            <text:p text:style-name="P12">22</text:p>
          </table:table-cell>
        </table:table-row>
        <table:table-row>
          <table:table-cell table:style-name="Table1.A2" office:value-type="string">
            <text:p text:style-name="P12">G9</text:p>
          </table:table-cell>
          <table:table-cell table:style-name="Table1.B2" office:value-type="string">
            <text:p text:style-name="P12">30</text:p>
          </table:table-cell>
        </table:table-row>
        <table:table-row>
          <table:table-cell table:style-name="Table1.A2" office:value-type="string">
            <text:p text:style-name="P12">G10</text:p>
          </table:table-cell>
          <table:table-cell table:style-name="Table1.B2" office:value-type="string">
            <text:p text:style-name="P12">28</text:p>
          </table:table-cell>
        </table:table-row>
        <table:table-row>
          <table:table-cell table:style-name="Table1.A2" office:value-type="string">
            <text:p text:style-name="P12">G11</text:p>
          </table:table-cell>
          <table:table-cell table:style-name="Table1.B2" office:value-type="string">
            <text:p text:style-name="P12">27</text:p>
          </table:table-cell>
        </table:table-row>
      </table:table>
      <text:p text:style-name="P11"/>
      <text:h text:style-name="P8" text:outline-level="1"><text:span text:style-name="T9">Rapport de</text:span><text:span text:style-name="T10">s vérifications</text:span></text:h>
      <text:p text:style-name="P6"><text:span text:style-name="T6">jack@jupiter:~/Workspace/heg-py-graphtheory$ python3 VerifCertificatColoration.py graphes/G1.col solutions/G1_certificat.txt</text:span> </text:p>
      <text:p text:style-name="P6">Coloration proposée: <text:s/>[...]</text:p>
      <text:p text:style-name="P6">Coloration ADMISSIBLE en 8 couleurs.</text:p>
      <text:p text:style-name="P6"/>
      <text:p text:style-name="P6"><text:span text:style-name="T6">jack@jupiter:~/Workspace/heg-py-graphtheory$ python3 VerifCertificatColoration.py graphes/G2.col solutions/G2_certificat.txt</text:span> </text:p>
      <text:p text:style-name="P6">Coloration proposée: <text:s/>[...]</text:p>
      <text:p text:style-name="P6">Coloration ADMISSIBLE en 11 couleurs.</text:p>
      <text:p text:style-name="P6"/>
      <text:p text:style-name="P6"><text:span text:style-name="T6">jack@jupiter:~/Workspace/heg-py-graphtheory$ python3 VerifCertificatColoration.py graphes/G3.col solutions/G3_certificat.txt</text:span> </text:p>
      <text:p text:style-name="P6">Coloration proposée: <text:s/>[...]</text:p>
      <text:p text:style-name="P6">Coloration ADMISSIBLE en 10 couleurs.</text:p>
      <text:p text:style-name="P6"/>
      <text:p text:style-name="P6"><text:span text:style-name="T6">jack@jupiter:~/Workspace/heg-py-graphtheory$ python3 VerifCertificatColoration.py graphes/G4.col solutions/G4_certificat.txt</text:span> </text:p>
      <text:p text:style-name="P6">Coloration proposée: <text:s/>[...]</text:p>
      <text:p text:style-name="P6">Coloration ADMISSIBLE en 13 couleurs.</text:p>
      <text:p text:style-name="P6"/>
      <text:p text:style-name="P6"><text:span text:style-name="T6">jack@jupiter:~/Workspace/heg-py-graphtheory$ python3 VerifCertificatColoration.py graphes/G5.col solutions/G5_certificat.txt</text:span> </text:p>
      <text:p text:style-name="P6">Coloration proposée: <text:s/>[...]</text:p>
      <text:p text:style-name="P6">Coloration ADMISSIBLE en 16 couleurs.</text:p>
      <text:p text:style-name="P6"/>
      <text:p text:style-name="P6"><text:span text:style-name="T6">jack@jupiter:~/Workspace/heg-py-graphtheory$ python3 VerifCertificatColoration.py graphes/G6.col solutions/G6_certificat.txt</text:span> </text:p>
      <text:p text:style-name="P6">Coloration proposée: <text:s/>[...]</text:p>
      <text:p text:style-name="P6">Coloration ADMISSIBLE en 16 couleurs.</text:p>
      <text:p text:style-name="P6"/>
      <text:p text:style-name="P6"><text:soft-page-break/><text:span text:style-name="T6">jack@jupiter:~/Workspace/heg-py-graphtheory$ python3 VerifCertificatColoration.py graphes/G7.col solutions/G7_certificat.txt</text:span> </text:p>
      <text:p text:style-name="P6">Coloration proposée: <text:s/>[...]</text:p>
      <text:p text:style-name="P6">Coloration ADMISSIBLE en 17 couleurs.</text:p>
      <text:p text:style-name="P6"/>
      <text:p text:style-name="P6"><text:span text:style-name="T6">jack@jupiter:~/Workspace/heg-py-graphtheory$ python3 VerifCertificatColoration.py graphes/G8.col solutions/G8_certificat.txt</text:span> </text:p>
      <text:p text:style-name="P6">Coloration proposée: <text:s/>[..]</text:p>
      <text:p text:style-name="P6">Coloration ADMISSIBLE en 22 couleurs.</text:p>
      <text:p text:style-name="P6"/>
      <text:p text:style-name="P6"><text:span text:style-name="T6">jack@jupiter:~/Workspace/heg-py-graphtheory$ python3 VerifCertificatColoration.py graphes/G9.col solutions/G9_certificat.txt</text:span> </text:p>
      <text:p text:style-name="P6">Coloration proposée: <text:s/>[...]</text:p>
      <text:p text:style-name="P6">Coloration ADMISSIBLE en 30 couleurs.</text:p>
      <text:p text:style-name="P6"/>
      <text:p text:style-name="P6"><text:span text:style-name="T6">jack@jupiter:~/Workspace/heg-py-graphtheory$ python3 VerifCertificatColoration.py graphes/G10.col solutions/G10_certificat.txt</text:span> </text:p>
      <text:p text:style-name="P6">Coloration proposée: <text:s/>[...]</text:p>
      <text:p text:style-name="P6">Coloration ADMISSIBLE en 28 couleurs.</text:p>
      <text:p text:style-name="P6"/>
      <text:p text:style-name="P6"><text:span text:style-name="T6">jack@jupiter:~/Workspace/heg-py-graphtheory$ python3 VerifCertificatColoration.py graphes/G11.col solutions/G11_certificat.txt</text:span> </text:p>
      <text:p text:style-name="P6">Coloration proposée: <text:s/>[...]</text:p>
      <text:p text:style-name="P6">Coloration ADMISSIBLE en 27 coul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Noto Mono" svg:font-family="'Noto Mono'" style:font-pitch="fixed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256d4a" officeooo:paragraph-rsid="00256d4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Jack BARKER<text:tab/><text:tab/>05.03.2019</text:p>
        <text:p text:style-name="MP1">Recherche opérationnelle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56:31.743614170</meta:creation-date>
    <meta:generator>LibreOffice/6.0.7.3$Linux_X86_64 LibreOffice_project/00m0$Build-3</meta:generator>
    <dc:date>2019-03-05T16:05:00.082758775</dc:date>
    <meta:editing-duration>PT1H40M23S</meta:editing-duration>
    <meta:editing-cycles>6</meta:editing-cycles>
    <meta:document-statistic meta:table-count="1" meta:image-count="0" meta:object-count="0" meta:page-count="3" meta:paragraph-count="76" meta:word-count="312" meta:character-count="3055" meta:non-whitespace-character-count="2802"/>
  </office:meta>
</office:document-meta>
</file>